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1</text:p>
      <text:p text:style-name="P1"/>
      <text:p text:style-name="P1"/>
      <text:p text:style-name="P1">Problem-1</text:p>
      <text:p text:style-name="P1">Create a product table with following attributes in it.</text:p>
      <text:p text:style-name="P1">Product ID, Product type, Name and cost</text:p>
      <text:p text:style-name="P1">Insert at least 8 tuples in it.</text:p>
      <text:p text:style-name="P1">Write a function to find the final cost of the product based on following conditions.</text:p>
      <text:p text:style-name="P1">1. If type = Furniture then gst = 12%</text:p>
      <text:p text:style-name="P1">2. If type = Electronics then gst = 18%</text:p>
      <text:p text:style-name="P1">3. If type = Stationary then gst = 6%</text:p>
      <text:p text:style-name="P1">4. Zero otherwise</text:p>
      <text:p text:style-name="Standard"/>
      <text:p text:style-name="Standard">mysql&gt; create table product;</text:p>
      <text:p text:style-name="Standard">ERROR 4028 (HY000): A table must have at least one visible column.</text:p>
      <text:p text:style-name="Standard">mysql&gt; create table product(id int,type varchar(20),name varchar(20),cost int);</text:p>
      <text:p text:style-name="Standard">Query OK, 0 rows affected (0.01 sec)</text:p>
      <text:p text:style-name="Standard"/>
      <text:p text:style-name="Standard">mysql&gt; insert into product values(101,"FUR","Chair",100),(102,"ELE","TV",5000);</text:p>
      <text:p text:style-name="Standard">Query OK, 2 rows affected (0.00 sec)</text:p>
      <text:p text:style-name="Standard">Records: 2 <text:s/>Duplicates: 0 <text:s/>Warnings: 0</text:p>
      <text:p text:style-name="Standard"/>
      <text:p text:style-name="Standard">mysql&gt; insert into product values(103,"FUR","Table",1000),(104,"ELE","Oven",10000);</text:p>
      <text:p text:style-name="Standard">Query OK, 2 rows affected (0.00 sec)</text:p>
      <text:p text:style-name="Standard">Records: 2 <text:s/>Duplicates: 0 <text:s/>Warnings: 0</text:p>
      <text:p text:style-name="Standard"/>
      <text:p text:style-name="Standard">mysql&gt; insert into product values(105,"FUR","Bed",15000),(106,"ELE","Phone",25000);</text:p>
      <text:p text:style-name="Standard">Query OK, 2 rows affected (0.00 sec)</text:p>
      <text:p text:style-name="Standard">Records: 2 <text:s/>Duplicates: 0 <text:s/>Warnings: 0</text:p>
      <text:p text:style-name="Standard"/>
      <text:p text:style-name="Standard">mysql&gt; insert into product values(107,"FUR","Sofa",9000),(108,"ELE","Tab",14000);</text:p>
      <text:p text:style-name="Standard">Query OK, 2 rows affected (0.01 sec)</text:p>
      <text:p text:style-name="Standard">Records: 2 <text:s/>Duplicates: 0 <text:s/>Warnings: 0</text:p>
      <text:p text:style-name="Standard"/>
      <text:p text:style-name="Standard">mysql&gt; select * from product;</text:p>
      <text:p text:style-name="Standard">+------+------+-------+-------+</text:p>
      <text:p text:style-name="Standard">| id <text:s text:c="2"/>| type | name <text:s/>| cost <text:s/>|</text:p>
      <text:p text:style-name="Standard">+------+------+-------+-------+</text:p>
      <text:p text:style-name="Standard">| <text:s/>101 | FUR <text:s/>| Chair | <text:s text:c="2"/>100 |</text:p>
      <text:p text:style-name="Standard">| <text:s/>102 | ELE <text:s/>| TV <text:s text:c="3"/>| <text:s/>5000 |</text:p>
      <text:p text:style-name="Standard">| <text:s/>103 | FUR <text:s/>| Table | <text:s/>1000 |</text:p>
      <text:p text:style-name="Standard">| <text:s/>104 | ELE <text:s/>| Oven <text:s/>| 10000 |</text:p>
      <text:p text:style-name="Standard">| <text:s/>105 | FUR <text:s/>| Bed <text:s text:c="2"/>| 15000 |</text:p>
      <text:p text:style-name="Standard">| <text:s/>106 | ELE <text:s/>| Phone | 25000 |</text:p>
      <text:p text:style-name="Standard">| <text:s/>107 | FUR <text:s/>| Sofa <text:s/>| <text:s/>9000 |</text:p>
      <text:p text:style-name="Standard">| <text:s/>108 | ELE <text:s/>| Tab <text:s text:c="2"/>| 14000 |</text:p>
      <text:p text:style-name="Standard">+------+------+-------+-------+</text:p>
      <text:p text:style-name="Standard">8 rows in set (0.00 sec)</text:p>
      <text:p text:style-name="Standard"/>
      <text:p text:style-name="Standard">mysql&gt; insert into product values(110,"STA","Book",90);</text:p>
      <text:p text:style-name="Standard">Query OK, 1 row affected (0.01 sec)</text:p>
      <text:p text:style-name="Standard"/>
      <text:p text:style-name="Standard"><text:soft-page-break/>mysql&gt; delimiter $$</text:p>
      <text:p text:style-name="Standard">mysql&gt; create function finalCost(type varchar(20),cost int)</text:p>
      <text:p text:style-name="Standard"><text:s text:c="4"/>-&gt; returns int</text:p>
      <text:p text:style-name="Standard"><text:s text:c="4"/>-&gt; deterministic</text:p>
      <text:p text:style-name="Standard"><text:s text:c="4"/>-&gt; begin</text:p>
      <text:p text:style-name="Standard"><text:s text:c="4"/>-&gt; declare final int default 0;</text:p>
      <text:p text:style-name="Standard"><text:s text:c="4"/>-&gt; if(type="FUR")then</text:p>
      <text:p text:style-name="Standard"><text:s text:c="4"/>-&gt; set final=cost*0.12+cost;</text:p>
      <text:p text:style-name="Standard"><text:s text:c="4"/>-&gt; elseif(type="ELE")then</text:p>
      <text:p text:style-name="Standard"><text:s text:c="4"/>-&gt; set final=cost*0.18+cost;</text:p>
      <text:p text:style-name="Standard"><text:s text:c="4"/>-&gt; elseif(type="STA")then</text:p>
      <text:p text:style-name="Standard"><text:s text:c="4"/>-&gt; set final=cost*0.08+cost;</text:p>
      <text:p text:style-name="Standard"><text:s text:c="4"/>-&gt; else</text:p>
      <text:p text:style-name="Standard"><text:s text:c="4"/>-&gt; set final=cost;</text:p>
      <text:p text:style-name="Standard"><text:s text:c="4"/>-&gt; end if; </text:p>
      <text:p text:style-name="Standard"><text:s text:c="4"/>-&gt; return final;</text:p>
      <text:p text:style-name="Standard"><text:s text:c="4"/>-&gt; end$$</text:p>
      <text:p text:style-name="Standard">Query OK, 0 rows affected (0.00 sec)</text:p>
      <text:p text:style-name="Standard"/>
      <text:p text:style-name="Standard">mysql&gt; delimiter ;</text:p>
      <text:p text:style-name="Standard">mysql&gt; select *, finalCost(type,cost) as final_cost from product;</text:p>
      <text:p text:style-name="Standard">+------+------+-------+-------+------------+</text:p>
      <text:p text:style-name="Standard">| id <text:s text:c="2"/>| type | name <text:s/>| cost <text:s/>| final_cost |</text:p>
      <text:p text:style-name="Standard">+------+------+-------+-------+------------+</text:p>
      <text:p text:style-name="Standard">| <text:s/>101 | FUR <text:s/>| Chair | <text:s text:c="2"/>100 | <text:s text:c="7"/>112 |</text:p>
      <text:p text:style-name="Standard">| <text:s/>102 | ELE <text:s/>| TV <text:s text:c="3"/>| <text:s/>5000 | <text:s text:c="6"/>5900 |</text:p>
      <text:p text:style-name="Standard">| <text:s/>103 | FUR <text:s/>| Table | <text:s/>1000 | <text:s text:c="6"/>1120 |</text:p>
      <text:p text:style-name="Standard">| <text:s/>104 | ELE <text:s/>| Oven <text:s/>| 10000 | <text:s text:c="5"/>11800 |</text:p>
      <text:p text:style-name="Standard">| <text:s/>105 | FUR <text:s/>| Bed <text:s text:c="2"/>| 15000 | <text:s text:c="5"/>16800 |</text:p>
      <text:p text:style-name="Standard">| <text:s/>106 | ELE <text:s/>| Phone | 25000 | <text:s text:c="5"/>29500 |</text:p>
      <text:p text:style-name="Standard">| <text:s/>107 | FUR <text:s/>| Sofa <text:s/>| <text:s/>9000 | <text:s text:c="5"/>10080 |</text:p>
      <text:p text:style-name="Standard">| <text:s/>108 | ELE <text:s/>| Tab <text:s text:c="2"/>| 14000 | <text:s text:c="5"/>16520 |</text:p>
      <text:p text:style-name="Standard">| <text:s/>110 | STA <text:s/>| Book <text:s/>| <text:s text:c="3"/>90 | <text:s text:c="8"/>97 |</text:p>
      <text:p text:style-name="Standard">+------+------+-------+-------+------------+</text:p>
      <text:p text:style-name="Standard"/>
      <text:p text:style-name="P1">Problem-2</text:p>
      <text:p text:style-name="P1">Create a employees table with following attributes in it.</text:p>
      <text:p text:style-name="P1">Employee id, Employee name, Salary, Department, Age, Experience</text:p>
      <text:p text:style-name="P1">Insert at least 8 tuples in it.</text:p>
      <text:p text:style-name="P1">Write a function to find the gross salary of the employee based on the below</text:p>
      <text:p text:style-name="P1">conditions:</text:p>
      <text:p text:style-name="P1">1. If experience is less than 3 then no DA/HRA given.</text:p>
      <text:p text:style-name="P1">2. If experience is greater than or equal to 3 and less than 8 then no DA=30% of</text:p>
      <text:p text:style-name="P1">salary and HRA is 5% of Salary.</text:p>
      <text:p text:style-name="P1">3. If experience is greater than or equal to 8 then no DA=50% of salary and HRA is</text:p>
      <text:p text:style-name="P1">5% of Salary.</text:p>
      <text:p text:style-name="P1"/>
      <text:p text:style-name="P2">mysql&gt; create table employee(id int,name varchar(20),salary float,department varchar(20),age int,experience int);</text:p>
      <text:p text:style-name="P2">Query OK, 0 rows affected (0.02 sec)</text:p>
      <text:p text:style-name="P2"/>
      <text:p text:style-name="P2">mysql&gt; insert into employee(1,"Rohini",50000,"Dev",21,5),(2,"Rohan",98000,"Sdev",21,9);</text:p>
      <text:p text:style-name="P2"><text:soft-page-break/>ERROR 1064 (42000): You have an error in your SQL syntax; check the manual that corresponds to your MySQL server version for the right syntax to use near '1,"Rohini",50000,"Dev",21,5),(2,"Rohan",98000,"Sdev",21,9)' at line 1</text:p>
      <text:p text:style-name="P2">mysql&gt; insert into employee values (1,"Rohini",50000,"Dev",21,5),(2,"Rohan",98000,"Sdev",21,9);</text:p>
      <text:p text:style-name="P2">Query OK, 2 rows affected (0.00 sec)</text:p>
      <text:p text:style-name="P2">Records: 2 <text:s/>Duplicates: 0 <text:s/>Warnings: 0</text:p>
      <text:p text:style-name="P2"/>
      <text:p text:style-name="P2">mysql&gt; insert into employee values (3,"Shubham",35000,"Dev",22,2),(4,"Sanhita",40000,"Sdev",21,3);</text:p>
      <text:p text:style-name="P2">Query OK, 2 rows affected (0.01 sec)</text:p>
      <text:p text:style-name="P2">Records: 2 <text:s/>Duplicates: 0 <text:s/>Warnings: 0</text:p>
      <text:p text:style-name="P2"/>
      <text:p text:style-name="P2">mysql&gt; insert into employee values (5,"Ram",35000,"Dev",22,1),(6,"Sham",32000,"Sdev",21,10);</text:p>
      <text:p text:style-name="P2">Query OK, 2 rows affected (0.00 sec)</text:p>
      <text:p text:style-name="P2">Records: 2 <text:s/>Duplicates: 0 <text:s/>Warnings: 0</text:p>
      <text:p text:style-name="P2"/>
      <text:p text:style-name="P2">mysql&gt; select *from employee;</text:p>
      <text:p text:style-name="P2">+------+---------+--------+------------+------+------------+</text:p>
      <text:p text:style-name="P2">| id <text:s text:c="2"/>| name <text:s text:c="3"/>| salary | department | age <text:s/>| experience |</text:p>
      <text:p text:style-name="P2">+------+---------+--------+------------+------+------------+</text:p>
      <text:p text:style-name="P2">| <text:s text:c="3"/>1 | Rohini <text:s/>| <text:s/>50000 | Dev <text:s text:c="7"/>| <text:s text:c="2"/>21 | <text:s text:c="9"/>5 |</text:p>
      <text:p text:style-name="P2">| <text:s text:c="3"/>2 | Rohan <text:s text:c="2"/>| <text:s/>98000 | Sdev <text:s text:c="6"/>| <text:s text:c="2"/>21 | <text:s text:c="9"/>9 |</text:p>
      <text:p text:style-name="P2">| <text:s text:c="3"/>3 | Shubham | <text:s/>35000 | Dev <text:s text:c="7"/>| <text:s text:c="2"/>22 | <text:s text:c="9"/>2 |</text:p>
      <text:p text:style-name="P2">| <text:s text:c="3"/>4 | Sanhita | <text:s/>40000 | Sdev <text:s text:c="6"/>| <text:s text:c="2"/>21 | <text:s text:c="9"/>3 |</text:p>
      <text:p text:style-name="P2">| <text:s text:c="3"/>5 | Ram <text:s text:c="4"/>| <text:s/>35000 | Dev <text:s text:c="7"/>| <text:s text:c="2"/>22 | <text:s text:c="9"/>1 |</text:p>
      <text:p text:style-name="P2">| <text:s text:c="3"/>6 | Sham <text:s text:c="3"/>| <text:s/>32000 | Sdev <text:s text:c="6"/>| <text:s text:c="2"/>21 | <text:s text:c="8"/>10 |</text:p>
      <text:p text:style-name="P2">+------+---------+--------+------------+------+------------+</text:p>
      <text:p text:style-name="P2">6 rows in set (0.00 sec)</text:p>
      <text:p text:style-name="P2"/>
      <text:p text:style-name="P2">mysql&gt; delimiter $$</text:p>
      <text:p text:style-name="P2">mysql&gt; create function total(experience int,salary int)</text:p>
      <text:p text:style-name="P2"><text:s text:c="4"/>-&gt; returns float</text:p>
      <text:p text:style-name="P2"><text:s text:c="4"/>-&gt; deterministic</text:p>
      <text:p text:style-name="P2"><text:s text:c="4"/>-&gt; begin</text:p>
      <text:p text:style-name="P2"><text:s text:c="4"/>-&gt; declare sal int default 0;</text:p>
      <text:p text:style-name="P2"><text:s text:c="4"/>-&gt; if(experience&gt;=3 &amp;&amp; 8&gt;experience)then</text:p>
      <text:p text:style-name="P2"><text:s text:c="4"/>-&gt; set sal=salary+salary*0.30+salary*0.05;</text:p>
      <text:p text:style-name="P2"><text:s text:c="4"/>-&gt; elseif(experience&gt;8)then</text:p>
      <text:p text:style-name="P2"><text:s text:c="4"/>-&gt; set sal=salary+salary*0.50+salary*0.05;</text:p>
      <text:p text:style-name="P2"><text:s text:c="4"/>-&gt; else</text:p>
      <text:p text:style-name="P2"><text:s text:c="4"/>-&gt; set sal=salary;</text:p>
      <text:p text:style-name="P2"><text:s text:c="4"/>-&gt; end if; </text:p>
      <text:p text:style-name="P2"><text:s text:c="4"/>-&gt; return sal;</text:p>
      <text:p text:style-name="P2"><text:s text:c="4"/>-&gt; end$$</text:p>
      <text:p text:style-name="P2">Query OK, 0 rows affected, 1 warning (0.01 sec)</text:p>
      <text:p text:style-name="P2"/>
      <text:p text:style-name="P2">mysql&gt; delimiter ;</text:p>
      <text:p text:style-name="P2">mysql&gt; select *,total(experience,salary) from employee;</text:p>
      <text:p text:style-name="P2">+------+---------+--------+------------+------+------------+--------------------------+</text:p>
      <text:p text:style-name="P2">| id <text:s text:c="2"/>| name <text:s text:c="3"/>| salary | department | age <text:s/>| experience | total(experience,salary) |</text:p>
      <text:p text:style-name="P2">+------+---------+--------+------------+------+------------+--------------------------+</text:p>
      <text:p text:style-name="P2">| <text:s text:c="3"/>1 | Rohini <text:s/>| <text:s/>50000 | Dev <text:s text:c="7"/>| <text:s text:c="2"/>21 | <text:s text:c="9"/>5 | <text:s text:c="19"/>67500 |</text:p>
      <text:p text:style-name="P2"><text:soft-page-break/>| <text:s text:c="3"/>2 | Rohan <text:s text:c="2"/>| <text:s/>98000 | Sdev <text:s text:c="6"/>| <text:s text:c="2"/>21 | <text:s text:c="9"/>9 | <text:s text:c="18"/>151900 |</text:p>
      <text:p text:style-name="P2">| <text:s text:c="3"/>3 | Shubham | <text:s/>35000 | Dev <text:s text:c="7"/>| <text:s text:c="2"/>22 | <text:s text:c="9"/>2 | <text:s text:c="19"/>35000 |</text:p>
      <text:p text:style-name="P2">| <text:s text:c="3"/>4 | Sanhita | <text:s/>40000 | Sdev <text:s text:c="6"/>| <text:s text:c="2"/>21 | <text:s text:c="9"/>3 | <text:s text:c="19"/>54000 |</text:p>
      <text:p text:style-name="P2">| <text:s text:c="3"/>5 | Ram <text:s text:c="4"/>| <text:s/>35000 | Dev <text:s text:c="7"/>| <text:s text:c="2"/>22 | <text:s text:c="9"/>1 | <text:s text:c="19"/>35000 |</text:p>
      <text:p text:style-name="P2">| <text:s text:c="3"/>6 | Sham <text:s text:c="3"/>| <text:s/>32000 | Sdev <text:s text:c="6"/>| <text:s text:c="2"/>21 | <text:s text:c="8"/>10 | <text:s text:c="19"/>49600 |</text:p>
      <text:p text:style-name="P2">+------+---------+--------+------------+------+------------+--------------------------+</text:p>
      <text:p text:style-name="P2">6 rows in set (0.00 sec)</text:p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1:13:19.450833223</meta:creation-date>
    <dc:date>2024-04-27T21:57:32.619194824</dc:date>
    <meta:editing-duration>PT34M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40" meta:word-count="1019" meta:character-count="6369" meta:non-whitespace-character-count="4901"/>
  </office:meta>
</office:document-meta>
</file>